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1cm"/>
    </style:style>
    <style:style style:name="co3" style:family="table-column">
      <style:table-column-properties fo:break-before="auto" style:column-width="1.332cm"/>
    </style:style>
    <style:style style:name="co4" style:family="table-column">
      <style:table-column-properties fo:break-before="auto" style:column-width="12.795cm"/>
    </style:style>
    <style:style style:name="co5" style:family="table-column">
      <style:table-column-properties fo:break-before="auto" style:column-width="20.533cm"/>
    </style:style>
    <style:style style:name="co6" style:family="table-column">
      <style:table-column-properties fo:break-before="auto" style:column-width="2.8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078cm" fo:break-before="auto" style:use-optimal-row-height="fals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93cm" fo:break-before="auto" style:use-optimal-row-height="true"/>
    </style:style>
    <style:style style:name="ro5" style:family="table-row">
      <style:table-row-properties style:row-height="0.658cm" fo:break-before="auto" style:use-optimal-row-height="true"/>
    </style:style>
    <style:style style:name="ro6" style:family="table-row">
      <style:table-row-properties style:row-height="1.644cm" fo:break-before="auto" style:use-optimal-row-height="true"/>
    </style:style>
    <style:style style:name="ro7" style:family="table-row">
      <style:table-row-properties style:row-height="1.49cm" fo:break-before="auto" style:use-optimal-row-height="true"/>
    </style:style>
    <style:style style:name="ro8" style:family="table-row">
      <style:table-row-properties style:row-height="1.118cm" fo:break-before="auto" style:use-optimal-row-height="true"/>
    </style:style>
    <style:style style:name="ro9" style:family="table-row">
      <style:table-row-properties style:row-height="0.59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1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 table:number-columns-spanned="4" table:number-rows-spanned="1">
            <text:p>Comands pipenv and pipenv for Django</text:p>
          </table:table-cell>
          <table:covered-table-cell table:number-columns-repeated="3" table:style-name="Default"/>
        </table:table-row>
        <table:table-row table:style-name="ro3">
          <table:table-cell/>
          <table:table-cell table:style-name="ce2" office:value-type="string">
            <text:p>№</text:p>
          </table:table-cell>
          <table:table-cell table:style-name="ce5" office:value-type="string">
            <text:p>Comand</text:p>
          </table:table-cell>
          <table:table-cell table:style-name="ce5" office:value-type="string">
            <text:p>Description</text:p>
          </table:table-cell>
          <table:table-cell table:style-name="ce5" office:value-type="string">
            <text:p>Comments</text:p>
          </table:table-cell>
        </table:table-row>
        <table:table-row table:style-name="ro3">
          <table:table-cell/>
          <table:table-cell office:value-type="float" office:value="1">
            <text:p>1</text:p>
          </table:table-cell>
          <table:table-cell office:value-type="string">
            <text:p>pipenv shell</text:p>
          </table:table-cell>
          <table:table-cell office:value-type="string">
            <text:p>активация виртуального окружения</text:p>
          </table:table-cell>
          <table:table-cell/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string">
            <text:p>exit</text:p>
          </table:table-cell>
          <table:table-cell office:value-type="string">
            <text:p>выход из виртуального окружения</text:p>
          </table:table-cell>
          <table:table-cell/>
        </table:table-row>
        <table:table-row table:style-name="ro4">
          <table:table-cell/>
          <table:table-cell office:value-type="float" office:value="3">
            <text:p>3</text:p>
          </table:table-cell>
          <table:table-cell office:value-type="string">
            <text:p>pipenv install</text:p>
          </table:table-cell>
          <table:table-cell office:value-type="string">
            <text:p>установка всех пакетов из Pipfile и обновится </text:p>
            <text:p>Pipfile.lock</text:p>
          </table:table-cell>
          <table:table-cell/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string">
            <text:p>pipenv check</text:p>
          </table:table-cell>
          <table:table-cell office:value-type="string">
            <text:p>проверка на наличие уязвимостей безопасности</text:p>
          </table:table-cell>
          <table:table-cell/>
        </table:table-row>
        <table:table-row table:style-name="ro3">
          <table:table-cell/>
          <table:table-cell office:value-type="float" office:value="5">
            <text:p>5</text:p>
          </table:table-cell>
          <table:table-cell office:value-type="string">
            <text:p>pipenv install &lt;имя пакета&gt;==1.8.0</text:p>
          </table:table-cell>
          <table:table-cell office:value-type="string">
            <text:p>установит фиксированную версию пакета</text:p>
          </table:table-cell>
          <table:table-cell/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string">
            <text:p>pipenv install –system</text:p>
          </table:table-cell>
          <table:table-cell office:value-type="string">
            <text:p><text:s/>установка зависимостей в родительскую систему</text:p>
          </table:table-cell>
          <table:table-cell/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string">
            <text:p>pipenv uninstall &lt;имя пакета&gt;</text:p>
          </table:table-cell>
          <table:table-cell office:value-type="string">
            <text:p>удаление пакета</text:p>
          </table:table-cell>
          <table:table-cell/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string">
            <text:p>pipenv uninstall –all</text:p>
          </table:table-cell>
          <table:table-cell office:value-type="string">
            <text:p>удаление всех установленных пакетов в виртуальной среде</text:p>
          </table:table-cell>
          <table:table-cell/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string">
            <text:p>pipenv lock</text:p>
          </table:table-cell>
          <table:table-cell office:value-type="string">
            <text:p>генерация Pipfile.lock</text:p>
          </table:table-cell>
          <table:table-cell/>
        </table:table-row>
        <table:table-row table:style-name="ro3">
          <table:table-cell/>
          <table:table-cell office:value-type="float" office:value="10">
            <text:p>10</text:p>
          </table:table-cell>
          <table:table-cell office:value-type="string">
            <text:p>pipenv sync</text:p>
          </table:table-cell>
          <table:table-cell office:value-type="string">
            <text:p><text:s/>установка пакетов из Pipfile.lock</text:p>
          </table:table-cell>
          <table:table-cell/>
        </table:table-row>
        <table:table-row table:style-name="ro3">
          <table:table-cell/>
          <table:table-cell office:value-type="float" office:value="11">
            <text:p>11</text:p>
          </table:table-cell>
          <table:table-cell office:value-type="string">
            <text:p>pipenv clean</text:p>
          </table:table-cell>
          <table:table-cell office:value-type="string">
            <text:p>удаление из virtualenv всех пакетов, которых нет в Pipfile.lock</text:p>
          </table:table-cell>
          <table:table-cell/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string">
            <text:p>pipenv –where</text:p>
          </table:table-cell>
          <table:table-cell office:value-type="string">
            <text:p>путь до текущий проекта</text:p>
          </table:table-cell>
          <table:table-cell/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string">
            <text:p>pipenv –venv</text:p>
          </table:table-cell>
          <table:table-cell office:value-type="string">
            <text:p>путь до virtualenv</text:p>
          </table:table-cell>
          <table:table-cell/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string">
            <text:p>pipenv –py</text:p>
          </table:table-cell>
          <table:table-cell office:value-type="string">
            <text:p>путь до интерпретатора</text:p>
          </table:table-cell>
          <table:table-cell/>
        </table:table-row>
        <table:table-row table:style-name="ro3">
          <table:table-cell/>
          <table:table-cell office:value-type="float" office:value="15">
            <text:p>15</text:p>
          </table:table-cell>
          <table:table-cell office:value-type="string">
            <text:p>pipenv graph</text:p>
          </table:table-cell>
          <table:table-cell office:value-type="string">
            <text:p>отображение графа зависимостей</text:p>
          </table:table-cell>
          <table:table-cell/>
        </table:table-row>
        <table:table-row table:style-name="ro5">
          <table:table-cell/>
          <table:table-cell office:value-type="float" office:value="16">
            <text:p>16</text:p>
          </table:table-cell>
          <table:table-cell table:style-name="ce7" office:value-type="string">
            <text:p>django-admin startproject &lt;имя проекта&gt;</text:p>
          </table:table-cell>
          <table:table-cell table:style-name="ce10" office:value-type="string">
            <text:p>создание нового проекта Django</text:p>
          </table:table-cell>
          <table:table-cell/>
        </table:table-row>
        <table:table-row table:style-name="ro4">
          <table:table-cell/>
          <table:table-cell office:value-type="float" office:value="17">
            <text:p>17</text:p>
          </table:table-cell>
          <table:table-cell office:value-type="string">
            <text:p>python manage.py startapp &lt;имя приложения&gt; </text:p>
          </table:table-cell>
          <table:table-cell office:value-type="string">
            <text:p>создание нового приложения в Django</text:p>
          </table:table-cell>
          <table:table-cell/>
        </table:table-row>
        <table:table-row table:style-name="ro6">
          <table:table-cell/>
          <table:table-cell office:value-type="float" office:value="18">
            <text:p>18</text:p>
          </table:table-cell>
          <table:table-cell office:value-type="string">
            <text:p>1 - python manage.py makemigrations</text:p>
            <text:p>2 – python manage.py migrate</text:p>
          </table:table-cell>
          <table:table-cell table:style-name="ce11" office:value-type="string">
            <text:p><text:span text:style-name="T1">Миграция базы данных</text:span></text:p>
            <text:p>Базу данных необходимо изменить для хранения данных модели. Вам нужно будет запускать эти команды каждый раз, когда вы создаете новую модель или изменяете существующую.</text:p>
          </table:table-cell>
          <table:table-cell/>
        </table:table-row>
        <table:table-row table:style-name="ro7">
          <table:table-cell/>
          <table:table-cell office:value-type="float" office:value="19">
            <text:p>19</text:p>
          </table:table-cell>
          <table:table-cell office:value-type="string">
            <text:p>python manage.py createsuperuser</text:p>
          </table:table-cell>
          <table:table-cell office:value-type="string">
            <text:p>Создание суперпользователя</text:p>
            <text:p>Суперпользователь — это учетная запись пользователя, у которой есть доступ ко всем компонентам проекта.</text:p>
          </table:table-cell>
          <table:table-cell/>
        </table:table-row>
        <table:table-row table:style-name="ro8">
          <table:table-cell/>
          <table:table-cell office:value-type="float" office:value="20">
            <text:p>20</text:p>
          </table:table-cell>
          <table:table-cell office:value-type="string">
            <text:p>python manage.py runserver</text:p>
          </table:table-cell>
          <table:table-cell office:value-type="string">
            <text:p>запуск(перезапуск) сервера. Просмотр проекта После ввода этой команды вы сможете увидеть созданный проект по адресу http://localhost:8000/.</text:p>
          </table:table-cell>
          <table:table-cell/>
        </table:table-row>
        <table:table-row table:style-name="ro9">
          <table:table-cell/>
          <table:table-cell office:value-type="float" office:value="21">
            <text:p>21</text:p>
          </table:table-cell>
          <table:table-cell office:value-type="string">
            <text:p>Cntrl+C</text:p>
          </table:table-cell>
          <table:table-cell office:value-type="string">
            <text:p>Выход из консоли запущеного приложения</text:p>
          </table:table-cell>
          <table:table-cell/>
        </table:table-row>
        <table:table-row table:style-name="ro3">
          <table:table-cell/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/>
          <table:table-cell office:value-type="float" office:value="23">
            <text:p>23</text:p>
          </table:table-cell>
          <table:table-cell table:number-columns-repeated="3"/>
        </table:table-row>
        <table:table-row table:style-name="ro3">
          <table:table-cell/>
          <table:table-cell office:value-type="float" office:value="24">
            <text:p>24</text:p>
          </table:table-cell>
          <table:table-cell table:number-columns-repeated="3"/>
        </table:table-row>
        <table:table-row table:style-name="ro3">
          <table:table-cell/>
          <table:table-cell office:value-type="float" office:value="25">
            <text:p>25</text:p>
          </table:table-cell>
          <table:table-cell table:number-columns-repeated="3"/>
        </table:table-row>
        <table:table-row table:style-name="ro3">
          <table:table-cell/>
          <table:table-cell office:value-type="float" office:value="26">
            <text:p>26</text:p>
          </table:table-cell>
          <table:table-cell table:number-columns-repeated="3"/>
        </table:table-row>
        <table:table-row table:style-name="ro3">
          <table:table-cell/>
          <table:table-cell office:value-type="float" office:value="27">
            <text:p>27</text:p>
          </table:table-cell>
          <table:table-cell table:number-columns-repeated="3"/>
        </table:table-row>
        <table:table-row table:style-name="ro3" table:number-rows-repeated="2">
          <table:table-cell table:number-columns-repeated="5"/>
        </table:table-row>
        <table:table-row table:style-name="ro3">
          <table:table-cell/>
          <table:table-cell table:style-name="ce4"/>
          <table:table-cell table:style-name="ce8" table:number-columns-repeated="2"/>
          <table:table-cell table:style-name="ce4"/>
        </table:table-row>
        <table:table-row table:style-name="ro3">
          <table:table-cell/>
          <table:table-cell table:style-name="Default"/>
          <table:table-cell table:style-name="ce8" table:number-columns-repeated="2"/>
          <table:table-cell table:style-name="ce4"/>
        </table:table-row>
        <table:table-row table:style-name="ro3" table:number-rows-repeated="20">
          <table:table-cell/>
          <table:table-cell table:style-name="Default"/>
          <table:table-cell table:style-name="ce9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style-name="ce9" table:number-columns-repeated="2"/>
          <table:table-cell table:style-name="Default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1">11.09.2024</text:date>, <text:time>00:3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H56M40S</meta:editing-duration>
    <meta:editing-cycles>36</meta:editing-cycles>
    <meta:generator>OpenOffice/4.1.15$Win32 OpenOffice.org_project/4115m2$Build-9813</meta:generator>
    <dc:date>2024-09-11T00:30:22.10</dc:date>
    <meta:document-statistic meta:table-count="3" meta:cell-count="74" meta:object-count="0"/>
    <meta:user-defined meta:name="Info 1"/>
    <meta:user-defined meta:name="Info 2"/>
    <meta:user-defined meta:name="Info 3"/>
    <meta:user-defined meta:name="Info 4"/>
  </office:meta>
</office:document-meta>
</file>